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Lohit Devanagari1" svg:font-family="'Lohit Devanagari'"/>
    <style:font-face style:name="Work Sans" svg:font-family="'Work San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Work Sans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043in" loext:contextual-spacing="false" fo:orphans="2" fo:widows="2"/>
    </style:style>
    <style:style style:name="P3" style:family="paragraph" style:parent-style-name="Text_20_body" style:list-style-name="L1">
      <style:paragraph-properties fo:margin-top="0in" fo:margin-bottom="0.1043in" loext:contextual-spacing="false" fo:orphans="2" fo:widows="2"/>
      <style:text-properties officeooo:paragraph-rsid="001b81cb"/>
    </style:style>
    <style:style style:name="P4" style:family="paragraph" style:parent-style-name="Text_20_body" style:list-style-name="L1">
      <style:paragraph-properties fo:margin-top="0in" fo:margin-bottom="0.1043in" loext:contextual-spacing="false" fo:orphans="2" fo:widows="2"/>
      <style:text-properties officeooo:rsid="001b81cb" officeooo:paragraph-rsid="001b81cb"/>
    </style:style>
    <style:style style:name="P5" style:family="paragraph" style:parent-style-name="Text_20_body" style:list-style-name="L1">
      <style:paragraph-properties fo:margin-top="0in" fo:margin-bottom="0.1043in" loext:contextual-spacing="false" fo:orphans="2" fo:widows="2"/>
      <style:text-properties fo:font-weight="normal" officeooo:rsid="001b81cb" officeooo:paragraph-rsid="001b81cb" style:font-weight-asian="normal" style:font-weight-complex="normal"/>
    </style:style>
    <style:style style:name="T1" style:family="text">
      <style:text-properties fo:font-variant="normal" fo:text-transform="none" fo:color="#333333" style:font-name="Work Sans" fo:font-size="11.25pt" fo:letter-spacing="normal" fo:font-style="normal"/>
    </style:style>
    <style:style style:name="T2" style:family="text">
      <style:text-properties fo:font-variant="normal" fo:text-transform="none" fo:color="#333333" style:font-name="Work Sans" fo:font-size="11.25pt" fo:letter-spacing="normal" fo:font-style="normal" fo:font-weight="normal"/>
    </style:style>
    <style:style style:name="T3" style:family="text">
      <style:text-properties fo:font-variant="normal" fo:text-transform="none" fo:color="#333333" style:font-name="Work Sans" fo:font-size="11.25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33333" style:font-name="Work Sans" fo:font-size="11.25pt" fo:letter-spacing="normal" fo:font-style="normal" fo:font-weight="normal" officeooo:rsid="001b81cb"/>
    </style:style>
    <style:style style:name="T5" style:family="text">
      <style:text-properties fo:font-variant="normal" fo:text-transform="none" fo:color="#333333" style:font-name="Work Sans" fo:font-size="11.2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Work Sans" fo:font-size="11.25pt" fo:letter-spacing="normal" fo:font-style="normal" fo:font-weight="normal" officeooo:rsid="001b81cb" style:font-weight-asian="normal" style:font-weight-complex="normal"/>
    </style:style>
    <style:style style:name="T7" style:family="text">
      <style:text-properties fo:font-variant="normal" fo:text-transform="none" fo:color="#333333" style:font-name="Work Sans" fo:font-size="11.2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style:font-name="Work Sans" fo:font-size="11.25pt" fo:letter-spacing="normal" fo:font-style="normal" fo:font-weight="bold" officeooo:rsid="001b81cb" style:font-weight-asian="bold" style:font-weight-complex="bold"/>
    </style:style>
    <style:style style:name="T9" style:family="text">
      <style:text-properties fo:font-variant="normal" fo:text-transform="none" fo:color="#0072c1" style:font-name="Inconsolata" fo:font-size="11.25pt" fo:letter-spacing="normal" fo:font-style="normal" fo:font-weight="normal" fo:background-color="#f9f2f4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3 frames total (including the Global frame). In addition, consider the following questions:</text:p>
      <text:list xml:id="list3174550589" text:style-name="L1">
        <text:list-item>
          <text:p text:style-name="P2"><text:span text:style-name="T2">In the Global frame, the name </text:span><text:span text:style-name="Source_20_Text"><text:span text:style-name="T9">add_ten</text:span></text:span><text:span text:style-name="T2"> points to a function object. What is the intrinsic name of that function object, and what frame is its parent?</text:span></text:p>
          <text:p text:style-name="P4"><text:span text:style-name="T2">A: The intrinsic name is </text:span><text:span text:style-name="T7">λ</text:span><text:span text:style-name="T2">. Its parent is </text:span><text:span text:style-name="T7">f1</text:span></text:p>
        </text:list-item>
        <text:list-item>
          <text:p text:style-name="P2"><text:span text:style-name="T2">In frame </text:span><text:span text:style-name="Source_20_Text"><text:span text:style-name="T9">f2</text:span></text:span><text:span text:style-name="T2">, what name is the frame labeled with (</text:span><text:span text:style-name="Source_20_Text"><text:span text:style-name="T9">add_ten</text:span></text:span><text:span text:style-name="T2"> or λ)? Which frame is the parent of </text:span><text:span text:style-name="Source_20_Text"><text:span text:style-name="T9">f2</text:span></text:span><text:span text:style-name="T2">?</text:span></text:p>
          <text:p text:style-name="P3"><text:span text:style-name="T2">A: </text:span><text:span text:style-name="T4">The frame f2 is labeled with</text:span><text:span text:style-name="T2"> </text:span><text:span text:style-name="T7">λ</text:span><text:span text:style-name="T5">. </text:span><text:span text:style-name="T8">f1 </text:span><text:span text:style-name="T6">is the parent of f2.</text:span></text:p>
        </text:list-item>
        <text:list-item>
          <text:p text:style-name="P2"><text:span text:style-name="T2">What value is the variable </text:span><text:span text:style-name="Source_20_Text"><text:span text:style-name="T9">result</text:span></text:span><text:span text:style-name="T2"> bound to in the Global frame?</text:span></text:p>
          <text:p text:style-name="P5"><text:span text:style-name="T1">A: 2n+1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Lohit Devanagari1" svg:font-family="'Lohit Devanagari'"/>
    <style:font-face style:name="Work Sans" svg:font-family="'Work San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08:02.271834057</meta:creation-date>
    <dc:date>2020-07-10T22:04:58.910151356</dc:date>
    <meta:editing-duration>PT6H46M46S</meta:editing-duration>
    <meta:editing-cycles>1</meta:editing-cycles>
    <meta:document-statistic meta:table-count="0" meta:image-count="0" meta:object-count="0" meta:page-count="1" meta:paragraph-count="7" meta:word-count="103" meta:character-count="524" meta:non-whitespace-character-count="431"/>
    <meta:generator>LibreOffice/6.0.7.3$Linux_X86_64 LibreOffice_project/00m0$Build-3</meta:generator>
  </office:meta>
</office:document-meta>
</file>